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chin" svg:font-family="Coch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852cm"/>
    </style:style>
    <style:style style:name="gr2" style:family="graphic" style:parent-style-name="standard">
      <style:graphic-properties draw:stroke="none" svg:stroke-color="#000000" draw:fill="none" draw:fill-color="#ffffff" fo:min-height="10.0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rbel" fo:letter-spacing="-0.071cm"/>
    </style:style>
    <style:style style:name="P3" style:family="paragraph">
      <loext:graphic-properties draw:fill="none" draw:fill-color="#ffffff"/>
      <style:text-properties style:font-name="Cochin"/>
    </style:style>
    <style:style style:name="T1" style:family="text">
      <style:text-properties style:font-name="Corbel" fo:font-size="321.700012207031pt" fo:letter-spacing="-0.071cm" style:font-size-asian="321.700012207031pt" style:font-size-complex="321.700012207031pt"/>
    </style:style>
    <style:style style:name="T2" style:family="text">
      <style:text-properties style:font-name="Cochin"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5.748cm" svg:height="14.107cm" svg:x="-1.524cm" svg:y="-0.703cm">
            <draw:text-box>
              <text:p text:style-name="P1"><text:span text:style-name="T1">CS</text:span></text:p>
            </draw:text-box>
          </draw:frame>
          <draw:frame draw:style-name="gr2" draw:text-style-name="P3" draw:layer="layout" svg:width="9.398cm" svg:height="10.287cm" svg:x="2.692cm" svg:y="1.205cm">
            <draw:text-box>
              <text:p><text:span text:style-name="T2">: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chin" svg:font-family="Coch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ko Ahlroth</meta:initial-creator>
    <meta:creation-date>2016-05-29T14:28:20.768197000</meta:creation-date>
    <dc:date>2016-10-20T16:22:52.797073000</dc:date>
    <dc:creator>Mikko Ahlroth</dc:creator>
    <meta:editing-duration>PT8M56S</meta:editing-duration>
    <meta:editing-cycles>8</meta:editing-cycles>
    <meta:generator>LibreOffice/5.2.2.2$MacOSX_X86_64 LibreOffice_project/8f96e87c890bf8fa77463cd4b640a2312823f3ad</meta:generator>
    <meta:document-statistic meta:object-count="3"/>
  </office:meta>
</office:document-meta>
</file>